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Open Sans" svg:font-family="'Open Sans', Arial, sans-serif"/>
    <style:font-face style:name="Source Sans Pro" svg:font-family="'Source Sans Pro', sans-serif"/>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fo:font-size="12pt" fo:font-weight="bold" style:font-size-asian="12pt" style:font-weight-asian="bold" style:font-size-complex="12pt" style:font-weight-complex="bold"/>
    </style:style>
    <style:style style:name="P2" style:family="paragraph" style:parent-style-name="Footer">
      <style:text-properties fo:font-size="12pt" fo:font-weight="bold" officeooo:rsid="001321ed" officeooo:paragraph-rsid="001321ed" style:font-size-asian="12pt" style:font-weight-asian="bold" style:font-size-complex="12pt" style:font-weight-complex="bold"/>
    </style:style>
    <style:style style:name="P3" style:family="paragraph" style:parent-style-name="Header">
      <style:paragraph-properties fo:text-align="center" style:justify-single-word="false"/>
      <style:text-properties style:font-name="Liberation Serif" fo:font-weight="bold" officeooo:rsid="001321ed" officeooo:paragraph-rsid="001321ed" style:font-weight-asian="bold" style:font-weight-complex="bold"/>
    </style:style>
    <style:style style:name="P4" style:family="paragraph" style:parent-style-name="Heading_20_2">
      <style:text-properties style:font-name="Liberation Serif"/>
    </style:style>
    <style:style style:name="P5" style:family="paragraph" style:parent-style-name="Heading_20_2">
      <style:text-properties style:font-name="Liberation Serif" officeooo:rsid="0013af15" officeooo:paragraph-rsid="0013af15"/>
    </style:style>
    <style:style style:name="P6" style:family="paragraph" style:parent-style-name="Heading_20_2">
      <style:text-properties officeooo:rsid="0013d9d5" officeooo:paragraph-rsid="0013d9d5"/>
    </style:style>
    <style:style style:name="P7" style:family="paragraph" style:parent-style-name="Text_20_body">
      <style:text-properties officeooo:rsid="0013af15" officeooo:paragraph-rsid="0013af15"/>
    </style:style>
    <style:style style:name="P8" style:family="paragraph" style:parent-style-name="Text_20_body">
      <style:text-properties style:font-name="Liberation Serif" fo:font-size="10pt" officeooo:paragraph-rsid="0013af15" style:font-size-asian="10pt" style:font-size-complex="10pt"/>
    </style:style>
    <style:style style:name="P9" style:family="paragraph" style:parent-style-name="Text_20_body">
      <style:text-properties style:font-name="Liberation Serif" fo:font-size="10pt" officeooo:rsid="0013d9d5" officeooo:paragraph-rsid="0013d9d5" style:font-size-asian="10pt" style:font-size-complex="10pt"/>
    </style:style>
    <style:style style:name="P10" style:family="paragraph" style:parent-style-name="Text_20_body" style:list-style-name="L1">
      <style:text-properties style:font-name="Liberation Serif" fo:font-size="10pt" officeooo:rsid="0013d9d5" officeooo:paragraph-rsid="0013d9d5" style:font-size-asian="10pt" style:font-size-complex="10pt"/>
    </style:style>
    <style:style style:name="P11" style:family="paragraph" style:parent-style-name="Text_20_body">
      <style:text-properties fo:font-size="10pt" style:font-size-asian="10pt" style:font-size-complex="10pt"/>
    </style:style>
    <style:style style:name="P12" style:family="paragraph" style:parent-style-name="Text_20_body">
      <style:text-properties fo:font-size="10pt" officeooo:paragraph-rsid="0013af15" style:font-size-asian="10pt" style:font-size-complex="10pt"/>
    </style:style>
    <style:style style:name="P13" style:family="paragraph" style:parent-style-name="Text_20_body">
      <style:text-properties fo:font-size="10pt" officeooo:paragraph-rsid="0013d9d5" style:font-size-asian="10pt" style:font-size-complex="10pt"/>
    </style:style>
    <style:style style:name="P14" style:family="paragraph" style:parent-style-name="Text_20_body">
      <style:text-properties fo:font-size="10pt" officeooo:rsid="0013d9d5" officeooo:paragraph-rsid="0013d9d5" style:font-size-asian="10pt" style:font-size-complex="10pt"/>
    </style:style>
    <style:style style:name="T1" style:family="text">
      <style:text-properties fo:font-variant="normal" fo:text-transform="none" fo:color="#000000" style:font-name="Open Sans" fo:font-size="8.39999961853027pt" fo:letter-spacing="normal" fo:font-style="normal"/>
    </style:style>
    <style:style style:name="T2" style:family="text">
      <style:text-properties fo:font-variant="normal" fo:text-transform="none" fo:color="#000000" style:font-name="Open Sans" fo:letter-spacing="normal" fo:font-style="normal"/>
    </style:style>
    <style:style style:name="T3" style:family="text">
      <style:text-properties fo:font-variant="normal" fo:text-transform="none" fo:color="#000000" fo:letter-spacing="normal" fo:font-style="normal"/>
    </style:style>
    <style:style style:name="T4" style:family="text">
      <style:text-properties fo:font-variant="normal" fo:text-transform="none" style:font-name="Source Sans Pro" fo:font-size="9.60000038146973pt" fo:letter-spacing="normal" fo:font-style="normal" fo:font-weight="normal"/>
    </style:style>
    <style:style style:name="T5" style:family="text">
      <style:text-properties style:font-name="Liberation Serif"/>
    </style:style>
    <style:style style:name="T6" style:family="text">
      <style:text-properties fo:font-size="10pt" officeooo:rsid="0013d9d5" style:font-size-asian="10pt" style:font-size-complex="10pt"/>
    </style:style>
    <style:style style:name="T7"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2">OBJETIVO DE LA PRACTICA</text:h>
      <text:p text:style-name="P7"><text:span text:style-name="Emphasis"><text:span text:style-name="T5">El objetivo de esta practica es crear un pdf accesible según los criterios de W3 recogidos en la WCAG.</text:span></text:span></text:p>
      <text:h text:style-name="P5" text:outline-level="2">TITULO DE EJEMPLO</text:h>
      <text:p text:style-name="P8"><text:span text:style-name="T3">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text:span></text:p>
      <text:p text:style-name="P9"><text:span text:style-name="T3">Ejemplo sobre listas:</text:span></text:p>
      <text:list xml:id="list455679087" text:style-name="L1">
        <text:list-item>
          <text:p text:style-name="P10"><text:span text:style-name="T3">Esto seria una definición.</text:span></text:p>
        </text:list-item>
        <text:list-item>
          <text:p text:style-name="P10"><text:span text:style-name="T3">Aquí tendríamos otra definición.</text:span></text:p>
        </text:list-item>
      </text:list>
      <text:p text:style-name="P12">Lorem ipsum dolor sit amet consectetur adipiscing elit sagittis bibendum congue aliquam a, netus iaculis pulvinar torquent sapien magnis lacus posuere varius mauris ornare, suspendisse eleifend nibh magna vulputate parturient interdum elementum porta hac primis. Senectus odio et magna donec aliquet urna taciti netus, sociis auctor nulla imperdiet ullamcorper facilisis. Class auctor ante ultricies convallis condimentum potenti nec elementum vitae, fusce placerat accumsan leo eu suspendisse ligula per, porta dignissim sociosqu nostra mauris nunc taciti magnis.</text:p>
      <text:p text:style-name="P12">Mus potenti nibh lacus nunc pharetra primis proin malesuada risus nascetur, curae est leo facilisis ornare convallis enim scelerisque aptent aenean, ridiculus dictumst fermentum eros euismod odio ultricies sagittis semper. Lectus dignissim potenti risus est et sagittis lobortis nec pharetra, per egestas orci consequat suscipit platea elementum duis, vestibulum ligula ridiculus justo vivamus purus nam dapibus. Consequat elementum penatibus tortor vestibulum mauris, lacus morbi quis volutpat leo dictumst, curae mattis eget himenaeos.</text:p>
      <text:p text:style-name="P11">Auctor metus tristique blandit vel augue maecenas velit et, nullam pellentesque parturient risus pulvinar magna ullamcorper aliquam, nec quisque mauris est tincidunt varius nascetur. Eros ante suscipit pharetra varius malesuada sollicitudin tempus euismod pellentesque blandit eleifend est quis sapien ac, cursus magna cras maecenas ultrices elementum vestibulum auctor integer cubilia ullamcorper molestie non. Tellus at conubia placerat nisi litora consequat volutpat fringilla porta, tristique mauris ligula rhoncus lectus cum convallis praesent, ante sapien vivamus fames eu facilisi accumsan pharetra. Ultricies sagittis vel auctor aptent tristique curae cum nascetur dignissim mollis luctus, leo integer pretium tempor vestibulum sociis elementum ut nostra. </text:p>
      <text:h text:style-name="P6" text:outline-level="2">TITULO DE EJEMPLO 2</text:h>
      <text:p text:style-name="P13">Lorem ipsum dolor sit amet consectetur adipiscing elit sagittis bibendum congue aliquam a, netus iaculis pulvinar torquent sapien magnis lacus posuere varius mauris ornare, suspendisse eleifend nibh magna vulputate parturient interdum elementum porta hac primis. Senectus odio et magna donec aliquet urna taciti netus, sociis auctor nulla imperdiet ullamcorper facilisis. Class auctor ante ultricies convallis condimentum potenti nec elementum vitae.</text:p>
      <text:p text:style-name="P13">Mus potenti nibh lacus nunc pharetra primis proin malesuada risus nascetur, curae est leo facilisis ornare convallis enim scelerisque aptent aenean, ridiculus dictumst fermentum eros euismod odio ultricies sagittis semper. Lectus dignissim potenti risus est et sagittis lobortis nec pharetra, per egestas orci consequat suscipit platea elementum duis, vestibulum ligula ridiculus justo vivamus purus nam dapibus. </text:p>
      <text:p text:style-name="P14">Si deseas realizar un PDF accesible como este puedes visitar este video:</text:p>
      <text:p text:style-name="P14"><text:a xlink:type="simple" xlink:href="https://www.youtube.com/watch?v=Y1HwBA8wI4s&amp;ab_channel=ifanlo" text:style-name="Internet_20_link" text:visited-style-name="Visited_20_Internet_20_Link"><text:span text:style-name="T7">https://www.youtube.com/watch?v=Y1HwBA8wI4s&amp;ab_channel=ifanlo</text:span></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Open Sans" svg:font-family="'Open Sans', Arial, sans-serif"/>
    <style:font-face style:name="Source Sans Pro" svg:font-family="'Source Sans Pro', sans-serif"/>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Liberation Serif" fo:font-weight="bold" officeooo:rsid="001321ed" officeooo:paragraph-rsid="001321ed" style:font-weight-asian="bold" style:font-weight-complex="bold"/>
    </style:style>
    <style:style style:name="MP2" style:family="paragraph" style:parent-style-name="Footer">
      <style:text-properties fo:font-size="12pt" fo:font-weight="bold" style:font-size-asian="12pt" style:font-weight-asian="bold" style:font-size-complex="12pt" style:font-weight-complex="bold"/>
    </style:style>
    <style:style style:name="MP3" style:family="paragraph" style:parent-style-name="Footer">
      <style:text-properties fo:font-size="12pt" fo:font-weight="bold" officeooo:rsid="001321ed" officeooo:paragraph-rsid="001321ed" style:font-size-asian="12pt" style:font-weight-asian="bold" style:font-size-complex="12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ESTA CABECERA ES UN EJEMPLO DE ACCESIBILIDAD EN PDF</text:p>
      </style:header>
      <style:footer>
        <text:p text:style-name="MP2">------------------------------------------------------------------------------------------------------------------------</text:p>
        <text:p text:style-name="MP3">Este pie es otro ejemplo de accesibilidad en PDF</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11-27T17:19:40.975000000</meta:creation-date>
    <dc:date>2021-11-27T17:59:10.401000000</dc:date>
    <meta:editing-duration>PT1M44S</meta:editing-duration>
    <meta:editing-cycles>2</meta:editing-cycles>
    <meta:generator>LibreOffice/6.4.3.2$Windows_X86_64 LibreOffice_project/747b5d0ebf89f41c860ec2a39efd7cb15b54f2d8</meta:generator>
    <meta:document-statistic meta:table-count="0" meta:image-count="0" meta:object-count="0" meta:page-count="1" meta:paragraph-count="18" meta:word-count="491" meta:character-count="3656" meta:non-whitespace-character-count="3183"/>
  </office:meta>
</office:document-meta>
</file>